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bitmap" draw:fill-color="#000000" draw:fill-image-name="Empty" draw:textarea-horizontal-align="justify" draw:textarea-vertical-align="middle" draw:auto-grow-height="false" draw:shadow-offset-x="0.203cm" draw:shadow-offset-y="0.203cm"/>
    </style:style>
    <style:style style:name="gr2" style:family="graphic" style:parent-style-name="standard">
      <style:graphic-properties svg:stroke-color="#000000" draw:fill="bitmap" draw:fill-color="#000000" draw:fill-image-name="Empty" draw:textarea-horizontal-align="justify" draw:textarea-vertical-align="middle" draw:auto-grow-height="false" draw:shadow-offset-x="0.203cm" draw:shadow-offset-y="0.203cm"/>
    </style:style>
    <style:style style:name="gr3" style:family="graphic" style:parent-style-name="objectwithoutfill">
      <style:graphic-properties draw:marker-end="" draw:marker-end-width="0.3cm" draw:fill="none" draw:textarea-vertical-align="middle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8.874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0.136cm" svg:y="12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7cm" svg:height="1.27cm" svg:x="11.383cm" svg:y="12.176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7cm" svg:height="1.27cm" svg:x="12.644cm" svg:y="12.176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7cm" svg:height="1.27cm" svg:x="13.905cm" svg:y="12.176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7cm" svg:height="1.27cm" svg:x="15.166cm" svg:y="12.176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6.414cm" svg:y="12.176cm">
          <text:p/>
          <draw:enhanced-geometry svg:viewBox="0 0 21600 21600" draw:type="rectangle" draw:enhanced-path="M 0 0 L 21600 0 21600 21600 0 21600 0 0 Z N"/>
        </draw:custom-shape>
        <draw:g>
          <draw:line draw:style-name="gr3" draw:text-style-name="P1" draw:layer="layout" svg:x1="9.205cm" svg:y1="12.522cm" svg:x2="9.205cm" svg:y2="13.157cm">
            <text:p/>
          </draw:line>
          <draw:line draw:style-name="gr3" draw:text-style-name="P1" draw:layer="layout" svg:x1="9.822cm" svg:y1="12.523cm" svg:x2="9.822cm" svg:y2="13.158cm">
            <text:p/>
          </draw:line>
          <draw:line draw:style-name="gr3" draw:text-style-name="P1" draw:layer="layout" svg:x1="9.198cm" svg:y1="13.165cm" svg:x2="9.833cm" svg:y2="13.165cm">
            <text:p/>
          </draw:line>
        </draw:g>
        <draw:g>
          <draw:line draw:style-name="gr3" draw:text-style-name="P1" draw:layer="layout" svg:x1="10.467cm" svg:y1="12.523cm" svg:x2="10.467cm" svg:y2="13.158cm">
            <text:p/>
          </draw:line>
          <draw:line draw:style-name="gr3" draw:text-style-name="P1" draw:layer="layout" svg:x1="11.084cm" svg:y1="12.524cm" svg:x2="11.084cm" svg:y2="13.159cm">
            <text:p/>
          </draw:line>
          <draw:line draw:style-name="gr3" draw:text-style-name="P1" draw:layer="layout" svg:x1="10.46cm" svg:y1="13.166cm" svg:x2="11.095cm" svg:y2="13.166cm">
            <text:p/>
          </draw:line>
        </draw:g>
        <draw:g>
          <draw:line draw:style-name="gr3" draw:text-style-name="P1" draw:layer="layout" svg:x1="16.732cm" svg:y1="12.523cm" svg:x2="16.732cm" svg:y2="13.158cm">
            <text:p/>
          </draw:line>
          <draw:line draw:style-name="gr3" draw:text-style-name="P1" draw:layer="layout" svg:x1="17.349cm" svg:y1="12.524cm" svg:x2="17.349cm" svg:y2="13.159cm">
            <text:p/>
          </draw:line>
          <draw:line draw:style-name="gr3" draw:text-style-name="P1" draw:layer="layout" svg:x1="16.725cm" svg:y1="13.166cm" svg:x2="17.36cm" svg:y2="13.166cm">
            <text:p/>
          </draw:line>
        </draw:g>
        <draw:custom-shape draw:style-name="gr4" draw:text-style-name="P1" draw:layer="layout" svg:width="1.264cm" svg:height="1.262cm" draw:transform="skewX (-0.0015707963267949) rotate (1.56503674026332) translate (11.428cm 14.86cm)">
          <text:p text:style-name="P1"/>
          <draw:enhanced-geometry svg:viewBox="0 0 21600 21600" draw:text-areas="0 0 21600 21600" draw:mirror-horizontal="false" draw:mirror-vertical="fals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" draw:layer="layout" svg:width="1.056cm" svg:height="1.171cm" svg:x="11.535cm" svg:y="13.767cm">
          <draw:text-box>
            <text:p>q<text:span text:style-name="T1">0</text:span></text:p>
          </draw:text-box>
        </draw:frame>
        <draw:line draw:style-name="gr3" draw:text-style-name="P1" draw:layer="layout" svg:x1="8.635cm" svg:y1="12.174cm" svg:x2="8.889cm" svg:y2="12.174cm">
          <text:p/>
        </draw:line>
        <draw:line draw:style-name="gr3" draw:text-style-name="P1" draw:layer="layout" svg:x1="8.635cm" svg:y1="13.447cm" svg:x2="8.889cm" svg:y2="13.447cm">
          <text:p/>
        </draw:line>
        <draw:line draw:style-name="gr3" draw:text-style-name="P1" draw:layer="layout" svg:x1="17.689cm" svg:y1="12.174cm" svg:x2="17.943cm" svg:y2="12.174cm">
          <text:p/>
        </draw:line>
        <draw:line draw:style-name="gr3" draw:text-style-name="P1" draw:layer="layout" svg:x1="17.689cm" svg:y1="13.447cm" svg:x2="17.943cm" svg:y2="13.4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2T16:42:21.325989351</meta:creation-date>
    <dc:date>2015-06-12T16:57:54.340016044</dc:date>
    <meta:editing-duration>PT19S</meta:editing-duration>
    <meta:editing-cycles>1</meta:editing-cycles>
    <meta:document-statistic meta:object-count="25"/>
    <meta:generator>LibreOffice/4.2.8.2$Linux_X86_64 LibreOffice_project/420m0$Build-2</meta:generator>
  </office:meta>
</office:document-meta>
</file>